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26ac" officeooo:paragraph-rsid="000726ac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cê Mais Deus</text:p>
      <text:p text:style-name="P1">Damares</text:p>
      <text:p text:style-name="P1"><text:s text:c="2"/></text:p>
      <text:p text:style-name="P1"/>
      <text:p text:style-name="P1">Disseram pra você que não tem jeito não</text:p>
      <text:p text:style-name="P1">A tua esperança já está no chão</text:p>
      <text:p text:style-name="P1">Os inimigos já riram de ti</text:p>
      <text:p text:style-name="P1">Alguém falou que este era o teu fim</text:p>
      <text:p text:style-name="P1">Disseram que a tua história terminou.</text:p>
      <text:p text:style-name="P1"/>
      <text:p text:style-name="P1">Você já fez de tudo pra se levantar</text:p>
      <text:p text:style-name="P1">Mais tudo deu errado e ai você está</text:p>
      <text:p text:style-name="P1">Em meio a este vale na escuridão</text:p>
      <text:p text:style-name="P1">Só Deus conhece a dor desse teu coração</text:p>
      <text:p text:style-name="P1">Você não tem palavras mais nem pra orar.</text:p>
      <text:p text:style-name="P1"/>
      <text:p text:style-name="P1">Mas hoje Deus vai dar um basta nesse vento</text:p>
      <text:p text:style-name="P1">Esse mar vai se acalmar</text:p>
      <text:p text:style-name="P1">Ele contempla a sua dor seu sofrimento</text:p>
      <text:p text:style-name="P1">Chegou o tempo de cantar, de cantar.</text:p>
      <text:p text:style-name="P1"/>
      <text:p text:style-name="P1">Este vento Deus vai repreender</text:p>
      <text:p text:style-name="P1">As barreiras hoje vão se romper</text:p>
      <text:p text:style-name="P1">A vitória já é sua pode acreditar</text:p>
      <text:p text:style-name="P1">Deus já decretou na glória comece a louvar</text:p>
      <text:p text:style-name="P1">Você falou que estava só em meio a multidão</text:p>
      <text:p text:style-name="P1">Mais o senhor tem te guardado na palma da mão</text:p>
      <text:p text:style-name="P1">E quem falou que você jamais venceria</text:p>
      <text:p text:style-name="P1">Vai saber que um mais Deus é maioria</text:p>
      <text:p text:style-name="P1">Você mais Deus é maioria.</text:p>
      <text:p text:style-name="P1"/>
      <text:p text:style-name="P1">Eu posso ver o inimigo correndo</text:p>
      <text:p text:style-name="P1">E pela fé já vejo anjos descendo</text:p>
      <text:p text:style-name="P1">É hoje o dia pode comemorar</text:p>
      <text:p text:style-name="P1">Tua vitória acabou de chegar</text:p>
      <text:p text:style-name="P1">E quem falou que esse era teu fim</text:p>
      <text:p text:style-name="P1">Vai contemplar a mão de Deus sobre ti</text:p>
      <text:p text:style-name="P1">Em tua mesa vai ter que se assentar</text:p>
      <text:p text:style-name="P1">A tua história hoje Deus vai mud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5:24:24.911209108</meta:creation-date>
    <dc:date>2016-08-03T15:30:30.185739593</dc:date>
    <meta:editing-duration>PT5M2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226" meta:character-count="1090" meta:non-whitespace-character-count="895"/>
  </office:meta>
</office:document-meta>
</file>